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ce61" officeooo:paragraph-rsid="001bce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cts App:</text:p>
      <text:p text:style-name="P1">1.)Technologies used : Android, Kotlin, LiveData, Retrofit , 2Factor and MVVM</text:p>
      <text:p text:style-name="P1">2.) Product description: In Contacts app , 4 screen are been designed ie. Contacts list, message list, contact detail screen and send otp screen. Messages (OTP) has been sent using 2Factor sms services using Retrofit as a network service for sending sms from applications and then SMS has been saved in cache in JSONCaching.kt file. Written the sms in cache and then read from cache file and displayed in message list.</text:p>
      <text:p text:style-name="P1">3.) Whole app is designed in MVVM design pattern</text:p>
      <text:p text:style-name="P1">4.)Test Cases: a) Cache file exists or not ,if exists then read otherwise create.</text:p>
      <text:p text:style-name="P1"><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3T14:40:55.656769018</meta:creation-date>
    <dc:date>2020-08-23T14:48:42.861159974</dc:date>
    <meta:editing-duration>PT7M48S</meta:editing-duration>
    <meta:editing-cycles>1</meta:editing-cycles>
    <meta:document-statistic meta:table-count="0" meta:image-count="0" meta:object-count="0" meta:page-count="1" meta:paragraph-count="6" meta:word-count="107" meta:character-count="639" meta:non-whitespace-character-count="535"/>
    <meta:generator>LibreOffice/6.4.4.2$Linux_X86_64 LibreOffice_project/40$Build-2</meta:generator>
  </office:meta>
</office:document-meta>
</file>